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b5f6f"/>
    </style:style>
    <style:style style:name="P2" style:family="paragraph" style:parent-style-name="Heading_20_4">
      <style:text-properties officeooo:paragraph-rsid="001b5f6f"/>
    </style:style>
    <style:style style:name="P3" style:family="paragraph" style:parent-style-name="Preformatted_20_Text">
      <loext:graphic-properties draw:fill="solid" draw:fill-color="#ffffff" draw:opacity="100%"/>
      <style:paragraph-properties fo:background-color="#ffffff"/>
    </style:style>
    <style:style style:name="P4"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5"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1e8e60"/>
    </style:style>
    <style:style style:name="P6"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20249d"/>
    </style:style>
    <style:style style:name="P7" style:family="paragraph" style:parent-style-name="Preformatted_20_Text">
      <loext:graphic-properties draw:fill="solid" draw:fill-color="#ffffff" draw:opacity="100%"/>
      <style:paragraph-properties fo:margin-top="0in" fo:margin-bottom="0.1965in" loext:contextual-spacing="false" fo:background-color="#ffffff"/>
      <style:text-properties officeooo:paragraph-rsid="0021d132"/>
    </style:style>
    <style:style style:name="P8" style:family="paragraph" style:parent-style-name="Text_20_body">
      <loext:graphic-properties draw:fill="solid" draw:fill-color="#ffffff" draw:opacity="100%"/>
      <style:paragraph-properties fo:margin-top="0in" fo:margin-bottom="0.1965in" loext:contextual-spacing="false" fo:background-color="#ffffff"/>
      <style:text-properties officeooo:paragraph-rsid="001e8e60"/>
    </style:style>
    <style:style style:name="P9" style:family="paragraph" style:parent-style-name="Text_20_body">
      <loext:graphic-properties draw:fill="solid" draw:fill-color="#ffffff" draw:opacity="100%"/>
      <style:paragraph-properties fo:margin-top="0in" fo:margin-bottom="0.1965in" loext:contextual-spacing="false" fo:background-color="#ffffff"/>
      <style:text-properties officeooo:paragraph-rsid="0021d132"/>
    </style:style>
    <style:style style:name="P10" style:family="paragraph" style:parent-style-name="Text_20_body">
      <loext:graphic-properties draw:fill="solid" draw:fill-color="#ffffff" draw:opacity="100%"/>
      <style:paragraph-properties fo:margin-top="0in" fo:margin-bottom="0.1965in" loext:contextual-spacing="false" fo:background-color="#ffffff"/>
      <style:text-properties officeooo:paragraph-rsid="0022feb3"/>
    </style:style>
    <style:style style:name="P11" style:family="paragraph" style:parent-style-name="Text_20_body">
      <loext:graphic-properties draw:fill="solid" draw:fill-color="#ffffff" draw:opacity="100%"/>
      <style:paragraph-properties fo:margin-top="0in" fo:margin-bottom="0.1965in" loext:contextual-spacing="false" fo:background-color="#ffffff"/>
      <style:text-properties officeooo:paragraph-rsid="00248bf9"/>
    </style:style>
    <style:style style:name="P12" style:family="paragraph" style:parent-style-name="Text_20_body">
      <loext:graphic-properties draw:fill="solid" draw:fill-color="#ffffff" draw:opacity="100%"/>
      <style:paragraph-properties fo:margin-top="0in" fo:margin-bottom="0.1965in" loext:contextual-spacing="false" fo:background-color="#ffffff"/>
      <style:text-properties officeooo:paragraph-rsid="002612fd"/>
    </style:style>
    <style:style style:name="P13" style:family="paragraph" style:parent-style-name="Heading_20_3">
      <loext:graphic-properties draw:fill="solid" draw:fill-color="#ffffff" draw:opacity="100%"/>
      <style:paragraph-properties fo:margin-top="0in" fo:margin-bottom="0.1965in" loext:contextual-spacing="false" fo:background-color="#ffffff"/>
      <style:text-properties officeooo:paragraph-rsid="0020249d"/>
    </style:style>
    <style:style style:name="P14" style:family="paragraph" style:parent-style-name="Standard">
      <loext:graphic-properties draw:fill="solid" draw:fill-color="#ffffff" draw:opacity="100%"/>
      <style:paragraph-properties fo:margin-top="0in" fo:margin-bottom="0.1965in" loext:contextual-spacing="false" fo:text-align="start" style:justify-single-word="false" fo:background-color="#ffffff"/>
      <style:text-properties fo:font-weight="bold" officeooo:paragraph-rsid="0029479b" style:font-weight-asian="bold" style:font-weight-complex="bold"/>
    </style:style>
    <style:style style:name="P15" style:family="paragraph" style:parent-style-name="Text_20_body">
      <style:paragraph-properties fo:text-align="start" style:justify-single-word="false"/>
      <style:text-properties officeooo:paragraph-rsid="00162f2d"/>
    </style:style>
    <style:style style:name="P16" style:family="paragraph" style:parent-style-name="Text_20_body">
      <style:paragraph-properties fo:text-align="start" style:justify-single-word="false"/>
      <style:text-properties officeooo:paragraph-rsid="0018b92c"/>
    </style:style>
    <style:style style:name="P17" style:family="paragraph" style:parent-style-name="Text_20_body">
      <style:paragraph-properties fo:text-align="start" style:justify-single-word="false"/>
      <style:text-properties officeooo:paragraph-rsid="001306f9"/>
    </style:style>
    <style:style style:name="P18" style:family="paragraph" style:parent-style-name="Text_20_body">
      <style:text-properties officeooo:paragraph-rsid="001b5f6f"/>
    </style:style>
    <style:style style:name="P19" style:family="paragraph" style:parent-style-name="Text_20_body">
      <style:text-properties officeooo:paragraph-rsid="001c934c"/>
    </style:style>
    <style:style style:name="P20" style:family="paragraph" style:parent-style-name="Text_20_body">
      <style:paragraph-properties fo:text-align="start" style:justify-single-word="false"/>
      <style:text-properties style:font-name="Liberation Serif" fo:font-size="12pt" fo:font-weight="normal" officeooo:paragraph-rsid="001306f9"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paragraph-properties fo:text-align="justify" style:justify-single-word="false"/>
      <style:text-properties officeooo:paragraph-rsid="001757a6"/>
    </style:style>
    <style:style style:name="P25" style:family="paragraph" style:parent-style-name="Text_20_body" style:list-style-name="L1">
      <style:paragraph-properties fo:margin-top="0in" fo:margin-bottom="0in" loext:contextual-spacing="false"/>
    </style:style>
    <style:style style:name="P26" style:family="paragraph" style:parent-style-name="Text_20_body" style:list-style-name="L2">
      <style:paragraph-properties fo:margin-top="0in" fo:margin-bottom="0in" loext:contextual-spacing="false"/>
    </style:style>
    <style:style style:name="T1" style:family="text">
      <style:text-properties fo:font-size="16pt" style:font-size-asian="16pt" style:font-size-complex="16pt"/>
    </style:style>
    <style:style style:name="T2" style:family="text">
      <style:text-properties fo:font-size="16pt" officeooo:rsid="0010812a" style:font-size-asian="16pt" style:font-size-complex="16pt"/>
    </style:style>
    <style:style style:name="T3" style:family="text">
      <style:text-properties fo:font-size="13pt" style:font-size-asian="13pt" style:font-size-complex="13pt"/>
    </style:style>
    <style:style style:name="T4" style:family="text">
      <style:text-properties fo:font-size="13pt" officeooo:rsid="0010812a" style:font-size-asian="13pt" style:font-size-complex="13pt"/>
    </style:style>
    <style:style style:name="T5" style:family="text">
      <style:text-properties fo:font-weight="bold" style:font-weight-asian="bold" style:font-weight-complex="bold"/>
    </style:style>
    <style:style style:name="T6" style:family="text">
      <style:text-properties fo:font-weight="bold" officeooo:rsid="0010812a" style:font-weight-asian="bold" style:font-weight-complex="bold"/>
    </style:style>
    <style:style style:name="T7" style:family="text">
      <style:text-properties fo:font-weight="bold" officeooo:rsid="0018b92c" style:font-weight-asian="bold" style:font-weight-complex="bold"/>
    </style:style>
    <style:style style:name="T8" style:family="text">
      <style:text-properties fo:font-weight="normal" officeooo:rsid="001306f9" style:font-weight-asian="normal"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1b5f6f" style:font-size-asian="12pt" style:font-weight-asian="bold" style:font-size-complex="12pt" style:font-weight-complex="bold"/>
    </style:style>
    <style:style style:name="T11" style:family="text">
      <style:text-properties style:font-name="Liberation Serif"/>
    </style:style>
    <style:style style:name="T12" style:family="text">
      <style:text-properties style:font-name="Liberation Serif" fo:font-size="12pt" fo:font-weight="normal" style:font-size-asian="12pt" style:font-weight-asian="normal" style:font-size-complex="12pt" style:font-weight-complex="normal"/>
    </style:style>
    <style:style style:name="T13" style:family="text">
      <style:text-properties style:font-name="Liberation Serif" fo:font-size="12pt" fo:font-weight="normal" officeooo:rsid="0010f866" style:font-size-asian="12pt" style:font-weight-asian="normal" style:font-size-complex="12pt" style:font-weight-complex="normal"/>
    </style:style>
    <style:style style:name="T14" style:family="text">
      <style:text-properties style:font-name="Liberation Serif" fo:font-size="12pt" fo:font-weight="normal" officeooo:rsid="00113b38" style:font-size-asian="12pt" style:font-weight-asian="normal" style:font-size-complex="12pt" style:font-weight-complex="normal"/>
    </style:style>
    <style:style style:name="T15" style:family="text">
      <style:text-properties style:font-name="Liberation Serif" fo:font-size="12pt" fo:font-weight="normal" officeooo:rsid="001306f9" style:font-size-asian="12pt" style:font-weight-asian="normal" style:font-size-complex="12pt" style:font-weight-complex="normal"/>
    </style:style>
    <style:style style:name="T16" style:family="text">
      <style:text-properties style:font-name="Liberation Serif" fo:font-size="12pt" fo:font-weight="normal" officeooo:rsid="0014cb0a" style:font-size-asian="12pt" style:font-weight-asian="normal" style:font-size-complex="12pt" style:font-weight-complex="normal"/>
    </style:style>
    <style:style style:name="T17" style:family="text">
      <style:text-properties style:font-name="Liberation Serif" fo:font-size="12pt" fo:font-weight="normal" officeooo:rsid="00162f2d" style:font-size-asian="12pt" style:font-weight-asian="normal" style:font-size-complex="12pt" style:font-weight-complex="normal"/>
    </style:style>
    <style:style style:name="T18" style:family="text">
      <style:text-properties style:font-name="Liberation Serif" fo:font-size="12pt" fo:font-weight="normal" officeooo:rsid="00180f08" style:font-size-asian="12pt" style:font-weight-asian="normal" style:font-size-complex="12pt" style:font-weight-complex="normal"/>
    </style:style>
    <style:style style:name="T19" style:family="text">
      <style:text-properties style:font-name="Liberation Serif" fo:font-size="12pt" fo:font-weight="normal" officeooo:rsid="0018b92c" style:font-size-asian="12pt" style:font-weight-asian="normal" style:font-size-complex="12pt" style:font-weight-complex="normal"/>
    </style:style>
    <style:style style:name="T20" style:family="text">
      <style:text-properties style:font-name="Liberation Serif" fo:font-size="12pt" fo:font-weight="normal" officeooo:rsid="001a9f83" style:font-size-asian="12pt" style:font-weight-asian="normal" style:font-size-complex="12pt" style:font-weight-complex="normal"/>
    </style:style>
    <style:style style:name="T21" style:family="text">
      <style:text-properties style:font-name="Liberation Serif" fo:font-size="12pt" fo:font-weight="normal" officeooo:rsid="001b5f6f" style:font-size-asian="12pt" style:font-weight-asian="normal" style:font-size-complex="12pt" style:font-weight-complex="normal"/>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1306f9" style:font-size-asian="12pt" style:font-size-complex="12pt"/>
    </style:style>
    <style:style style:name="T24" style:family="text">
      <style:text-properties style:font-name="Liberation Serif" fo:font-size="12pt" fo:font-weight="bold" style:font-size-asian="12pt" style:font-weight-asian="bold" style:font-size-complex="12pt" style:font-weight-complex="bold"/>
    </style:style>
    <style:style style:name="T25" style:family="text">
      <style:text-properties style:font-name="Liberation Serif" fo:font-size="12pt" fo:font-weight="bold" officeooo:rsid="001306f9" style:font-size-asian="12pt" style:font-weight-asian="bold" style:font-size-complex="12pt" style:font-weight-complex="bold"/>
    </style:style>
    <style:style style:name="T26" style:family="text">
      <style:text-properties style:font-name="Liberation Serif" fo:font-size="12pt" fo:font-weight="bold" officeooo:rsid="00162f2d" style:font-size-asian="12pt" style:font-weight-asian="bold" style:font-size-complex="12pt" style:font-weight-complex="bold"/>
    </style:style>
    <style:style style:name="T27" style:family="text">
      <style:text-properties style:font-name="Liberation Serif" fo:font-size="12pt" fo:font-weight="bold" officeooo:rsid="001757a6" style:font-size-asian="12pt" style:font-weight-asian="bold" style:font-size-complex="12pt" style:font-weight-complex="bold"/>
    </style:style>
    <style:style style:name="T28" style:family="text">
      <style:text-properties style:font-name="Liberation Serif" fo:font-size="12pt" fo:font-weight="bold" officeooo:rsid="0018b92c" style:font-size-asian="12pt" style:font-weight-asian="bold" style:font-size-complex="12pt" style:font-weight-complex="bold"/>
    </style:style>
    <style:style style:name="T29" style:family="text">
      <style:text-properties style:font-name="Liberation Serif" fo:font-size="12pt" fo:font-weight="bold" officeooo:rsid="001b5f6f" style:font-size-asian="12pt" style:font-weight-asian="bold" style:font-size-complex="12pt" style:font-weight-complex="bold"/>
    </style:style>
    <style:style style:name="T30" style:family="text">
      <style:text-properties style:font-name="Liberation Serif" fo:font-size="12pt" fo:font-weight="bold" officeooo:rsid="001c4da0" style:font-size-asian="12pt" style:font-weight-asian="bold" style:font-size-complex="12pt" style:font-weight-complex="bold"/>
    </style:style>
    <style:style style:name="T31" style:family="text">
      <style:text-properties style:font-name="Liberation Serif" fo:font-size="12pt" fo:font-weight="bold" officeooo:rsid="002612fd" style:font-size-asian="12pt" style:font-weight-asian="bold" style:font-size-complex="12pt" style:font-weight-complex="bold"/>
    </style:style>
    <style:style style:name="T32" style:family="text">
      <style:text-properties style:font-name="Liberation Serif" fo:font-weight="normal" style:font-weight-asian="normal" style:font-weight-complex="normal"/>
    </style:style>
    <style:style style:name="T33" style:family="text">
      <style:text-properties style:font-name="Liberation Serif" fo:font-weight="bold" style:font-weight-asian="bold" style:font-weight-complex="bold"/>
    </style:style>
    <style:style style:name="T34" style:family="text">
      <style:text-properties style:font-name="Liberation Serif" officeooo:rsid="001b5c2e"/>
    </style:style>
    <style:style style:name="T35" style:family="text">
      <style:text-properties fo:color="#000000" style:font-name="Liberation Serif" fo:font-size="12pt" fo:font-weight="normal" officeooo:rsid="001b5f6f" style:font-size-asian="12pt" style:font-weight-asian="normal" style:font-size-complex="12pt" style:font-weight-complex="normal"/>
    </style:style>
    <style:style style:name="T36" style:family="text">
      <style:text-properties fo:color="#000000" style:font-name="Liberation Serif" fo:font-size="12pt" fo:font-weight="normal" officeooo:rsid="0020249d" style:font-size-asian="12pt" style:font-weight-asian="normal" style:font-size-complex="12pt" style:font-weight-complex="normal"/>
    </style:style>
    <style:style style:name="T37" style:family="text">
      <style:text-properties fo:color="#000000" style:font-name="Liberation Serif" fo:font-size="12pt" fo:font-weight="normal" officeooo:rsid="0021d132" style:font-size-asian="12pt" style:font-weight-asian="normal" style:font-size-complex="12pt" style:font-weight-complex="normal"/>
    </style:style>
    <style:style style:name="T38" style:family="text">
      <style:text-properties fo:color="#000000" style:font-name="Liberation Serif" fo:font-size="12pt" fo:font-weight="normal" officeooo:rsid="00162f2d" style:font-size-asian="12pt" style:font-weight-asian="normal" style:font-size-complex="12pt" style:font-weight-complex="normal"/>
    </style:style>
    <style:style style:name="T39" style:family="text">
      <style:text-properties fo:color="#000000" style:font-name="Liberation Serif" fo:font-size="12pt" fo:font-weight="normal" officeooo:rsid="0022feb3" style:font-size-asian="12pt" style:font-weight-asian="normal" style:font-size-complex="12pt" style:font-weight-complex="normal"/>
    </style:style>
    <style:style style:name="T40" style:family="text">
      <style:text-properties fo:color="#000000" style:font-name="Liberation Serif" fo:font-size="12pt" fo:font-weight="normal" officeooo:rsid="002612fd" style:font-size-asian="12pt" style:font-weight-asian="normal" style:font-size-complex="12pt" style:font-weight-complex="normal"/>
    </style:style>
    <style:style style:name="T41" style:family="text">
      <style:text-properties fo:color="#000000" style:font-name="Liberation Serif" fo:font-size="12pt" fo:font-weight="bold" officeooo:rsid="00162f2d" style:font-size-asian="12pt" style:font-weight-asian="bold" style:font-size-complex="12pt" style:font-weight-complex="bold"/>
    </style:style>
    <style:style style:name="T42" style:family="text">
      <style:text-properties fo:color="#000000" style:font-name="Liberation Serif" fo:font-size="12pt" fo:font-weight="bold" officeooo:rsid="0022feb3" style:font-size-asian="12pt" style:font-weight-asian="bold" style:font-size-complex="12pt" style:font-weight-complex="bold"/>
    </style:style>
    <style:style style:name="T43" style:family="text">
      <style:text-properties fo:color="#000000" style:font-name="Liberation Serif" fo:font-size="12pt" fo:font-weight="bold" officeooo:rsid="002612fd" style:font-size-asian="12pt" style:font-weight-asian="bold" style:font-size-complex="12pt" style:font-weight-complex="bold"/>
    </style:style>
    <style:style style:name="T44" style:family="text">
      <style:text-properties fo:color="#000000" style:font-name="Liberation Serif" fo:font-size="12pt" fo:font-weight="bold" officeooo:rsid="001b5f6f" style:font-size-asian="12pt" style:font-weight-asian="bold" style:font-size-complex="12pt" style:font-weight-complex="bold"/>
    </style:style>
    <style:style style:name="T45" style:family="text">
      <style:text-properties fo:color="#000000" style:font-name="Liberation Serif" fo:font-size="12pt" fo:font-style="italic" fo:font-weight="normal" officeooo:rsid="002612fd" style:font-size-asian="12pt" style:font-style-asian="italic" style:font-weight-asian="normal" style:font-size-complex="12pt" style:font-style-complex="italic" style:font-weight-complex="normal"/>
    </style:style>
    <style:style style:name="T46" style:family="text">
      <style:text-properties fo:color="#000000" style:font-name="Liberation Serif" fo:font-size="12pt" fo:font-style="italic" fo:font-weight="normal" officeooo:rsid="001b5f6f" style:font-size-asian="12pt" style:font-style-asian="italic" style:font-weight-asian="normal" style:font-size-complex="12pt" style:font-style-complex="italic" style:font-weight-complex="normal"/>
    </style:style>
    <style:style style:name="T47" style:family="text">
      <style:text-properties fo:color="#000000" style:font-name="Liberation Serif" fo:font-size="13pt" officeooo:rsid="00293e88" style:font-size-asian="13pt" style:font-size-complex="13pt"/>
    </style:style>
    <style:style style:name="T48" style:family="text">
      <style:text-properties fo:color="#000000" fo:font-size="12pt" fo:font-weight="normal" officeooo:rsid="00162f2d" style:font-size-asian="12pt" style:font-weight-asian="normal" style:font-size-complex="12pt" style:font-weight-complex="normal"/>
    </style:style>
    <style:style style:name="T49" style:family="text">
      <style:text-properties fo:color="#000000" fo:font-size="12pt" fo:font-weight="normal" officeooo:rsid="001b5f6f" style:font-size-asian="12pt" style:font-weight-asian="normal" style:font-size-complex="12pt" style:font-weight-complex="normal"/>
    </style:style>
    <style:style style:name="T50" style:family="text">
      <style:text-properties fo:color="#000000" fo:font-size="12pt" fo:font-weight="normal" officeooo:rsid="0021d132" style:font-size-asian="12pt" style:font-weight-asian="normal" style:font-size-complex="12pt" style:font-weight-complex="normal"/>
    </style:style>
    <style:style style:name="T51" style:family="text">
      <style:text-properties fo:color="#000000" fo:font-size="12pt" fo:font-weight="normal" officeooo:rsid="0022feb3" style:font-size-asian="12pt" style:font-weight-asian="normal" style:font-size-complex="12pt" style:font-weight-complex="normal"/>
    </style:style>
    <style:style style:name="T52" style:family="text">
      <style:text-properties fo:color="#000000" fo:font-size="12pt" fo:font-weight="normal" officeooo:rsid="002612fd" style:font-size-asian="12pt" style:font-weight-asian="normal" style:font-size-complex="12pt" style:font-weight-complex="normal"/>
    </style:style>
    <style:style style:name="T53" style:family="text">
      <style:text-properties fo:color="#000000" fo:font-size="12pt" fo:font-weight="bold" officeooo:rsid="00162f2d" style:font-size-asian="12pt" style:font-weight-asian="bold" style:font-size-complex="12pt" style:font-weight-complex="bold"/>
    </style:style>
    <style:style style:name="T54" style:family="text">
      <style:text-properties fo:color="#000000" fo:font-size="12pt" fo:font-weight="bold" officeooo:rsid="0022feb3" style:font-size-asian="12pt" style:font-weight-asian="bold" style:font-size-complex="12pt" style:font-weight-complex="bold"/>
    </style:style>
    <style:style style:name="T55" style:family="text">
      <style:text-properties fo:color="#000000" fo:font-size="12pt" fo:font-style="italic" fo:font-weight="normal" officeooo:rsid="002612fd" style:font-size-asian="12pt" style:font-style-asian="italic" style:font-weight-asian="normal" style:font-size-complex="12pt" style:font-style-complex="italic" style:font-weight-complex="normal"/>
    </style:style>
    <style:style style:name="T56" style:family="text">
      <style:text-properties fo:color="#1c1c1c"/>
    </style:style>
    <style:style style:name="T57" style:family="text">
      <style:text-properties fo:color="#1c1c1c" style:font-name="Liberation Serif" fo:font-size="12pt" fo:font-weight="normal" officeooo:rsid="001b5f6f" style:font-size-asian="12pt" style:font-weight-asian="normal" style:font-size-complex="12pt"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NT-20</text:span><text:span text:style-name="T2"> </text:span><text:span text:style-name="T4">(</text:span><text:span text:style-name="T3">Typescript-10</text:span><text:span text:style-name="T4">) <text:line-break/></text:span></text:p>
      <text:p text:style-name="P17"><text:span text:style-name="T7">1) </text:span><text:span text:style-name="T6">I</text:span><text:span text:style-name="T5">mplements Clauses: </text:span><text:span text:style-name="T8">U</text:span><text:span text:style-name="T13">sed to verify that a class conforms to a specific interface.</text:span><text:span text:style-name="T22"> </text:span><text:span text:style-name="T23">Er</text:span><text:span text:style-name="T22">ror </text:span><text:span text:style-name="T23">will be </text:span><text:span text:style-name="T22"><text:s/>issued if a class fails to implement </text:span><text:span text:style-name="T23">an interface correctly </text:span><text:span text:style-name="T22">.<text:line-break/></text:span><text:span text:style-name="T12">Classes </text:span><text:span text:style-name="T15">can</text:span><text:span text:style-name="T12"> also implement multiple interfaces, e.g. </text:span><text:span text:style-name="Source_20_Text"><text:span text:style-name="T12">class C implements A, B {</text:span></text:span><text:span text:style-name="Source_20_Text"><text:span text:style-name="T13">}</text:span></text:span></text:p>
      <text:p text:style-name="P17"><text:span text:style-name="Source_20_Text"><text:span text:style-name="T13">It’s only a</text:span></text:span><text:span text:style-name="T12"> check that the class can be treated as the interface type. </text:span><text:span text:style-name="T14">D</text:span><text:span text:style-name="T12">oesn’t change the type of the class or its methods. </text:span><text:span text:style-name="T14">Also </text:span><text:span text:style-name="Source_20_Text"><text:span text:style-name="T14">implements</text:span></text:span><text:span text:style-name="T14"> clauses don’t change how the class body is checked or its type inferred.</text:span></text:p>
      <text:p text:style-name="P20">Similarly, implementing an interface with an optional property doesn’t create that property.</text:p>
      <text:p text:style-name="P20"/>
      <text:p text:style-name="P15"><text:span text:style-name="T26">2) </text:span><text:span text:style-name="T25">E</text:span><text:span text:style-name="T24">xtends Clauses: </text:span><text:span text:style-name="T12">Classes may </text:span><text:span text:style-name="Source_20_Text"><text:span text:style-name="T12">extend</text:span></text:span><text:span text:style-name="T12"> from a base class. </text:span><text:span text:style-name="T16">D</text:span><text:span text:style-name="T12">erived class has all the properties and methods of its base class, and also define additional members.</text:span></text:p>
      <text:p text:style-name="P24"><text:span text:style-name="T27">a) </text:span><text:bookmark text:name="overriding-methods1"/><text:span text:style-name="T24">Overriding Methods: </text:span><text:span text:style-name="T19">Derived class can also override a base class field or property. You can use the </text:span><text:span text:style-name="Source_20_Text"><text:span text:style-name="T19">super.</text:span></text:span><text:span text:style-name="T19"> syntax to access base class methods. TypeScript enforces that a derived class is always a subtype of its base class. It’s important that a derived class follow its base class contract. Remember that it’s very common (and always legal!) to refer to a derived class instance through a base class reference.</text:span></text:p>
      <text:p text:style-name="P16"><text:span text:style-name="T26">3) </text:span><text:span text:style-name="T20"><text:s/></text:span><text:span text:style-name="T26">Member Visibility: </text:span><text:span text:style-name="T17">TypeScript </text:span><text:span text:style-name="T20">is used to </text:span><text:span text:style-name="T17">control whether certain methods or properties are visible to code outside the class.</text:span></text:p>
      <text:p text:style-name="P16"><text:span text:style-name="T31">4</text:span><text:span text:style-name="T28">) </text:span><text:bookmark text:name="public"/><text:span text:style-name="Source_20_Text"><text:span text:style-name="T9">public</text:span></text:span></text:p>
      <text:p text:style-name="P16"><text:span text:style-name="T19">The default visibility of class members is </text:span><text:span text:style-name="Source_20_Text"><text:span text:style-name="T19">public</text:span></text:span><text:span text:style-name="T19">. A </text:span><text:span text:style-name="Source_20_Text"><text:span text:style-name="T19">public</text:span></text:span><text:span text:style-name="T19"> member can be accessed anywhere. </text:span><text:span text:style-name="T17">Because </text:span><text:span text:style-name="Source_20_Text"><text:span text:style-name="T17">public</text:span></text:span><text:span text:style-name="T17"> is already the default visibility modifier, you don’t ever </text:span><text:span text:style-name="Emphasis"><text:span text:style-name="T17">need</text:span></text:span><text:span text:style-name="T17"> to write it on a class member, but might choose to do so for style/readability reasons.</text:span><text:span text:style-name="T11"><text:line-break/></text:span><text:span text:style-name="T31">5) </text:span><text:bookmark text:name="protected"/><text:span text:style-name="Source_20_Text"><text:span text:style-name="T26">protected</text:span></text:span></text:p>
      <text:p text:style-name="Text_20_body"><text:span text:style-name="Source_20_Text"><text:span text:style-name="T11">protected</text:span></text:span><text:span text:style-name="T11"> members are only visible to subclasses of the class they’re declared in.<text:line-break/></text:span><text:bookmark text:name="exposure-of-protected-members"/><text:span text:style-name="T33">Exposure of </text:span><text:span text:style-name="Source_20_Text"><text:span text:style-name="T33">protected</text:span></text:span><text:span text:style-name="T33"> members</text:span></text:p>
      <text:p text:style-name="Text_20_body"><text:span text:style-name="T11">Derived classes need to follow their base class contracts, but may choose to expose a subtype of base class with more capabilities. This includes making </text:span><text:span text:style-name="Source_20_Text"><text:span text:style-name="T11">protected</text:span></text:span><text:span text:style-name="T11"> members </text:span><text:span text:style-name="Source_20_Text"><text:span text:style-name="T11">public</text:span></text:span><text:span text:style-name="T11">:</text:span></text:p>
      <text:p text:style-name="Text_20_body"><text:span text:style-name="T34">M</text:span><text:span text:style-name="T11">ain thing to note here is that in the derived class, we need to be careful to repeat the </text:span><text:span text:style-name="Source_20_Text"><text:span text:style-name="T11">protected</text:span></text:span><text:span text:style-name="T11"> modifier if this exposure isn’t intentional.</text:span></text:p>
      <text:p text:style-name="P18"><text:span text:style-name="T31">6</text:span><text:span text:style-name="T26">)</text:span><text:bookmark text:name="private"/><text:span text:style-name="Source_20_Text"><text:span text:style-name="T26">private </text:span></text:span></text:p>
      <text:p text:style-name="P18"><text:span text:style-name="Source_20_Text"><text:span text:style-name="T21">private is like protected, but doesn’t allow access to the member even from subclasses. Because private members aren’t visible to derived classes, a derived class can’t increase its visibility.</text:span></text:span></text:p>
      <text:h text:style-name="P2" text:outline-level="4"><text:bookmark text:name="cross-instance-private-access"/><text:span text:style-name="Source_20_Text"><text:span text:style-name="T29">Cross-instance </text:span></text:span><text:span text:style-name="Source_20_Text"><text:span text:style-name="T10">private</text:span></text:span><text:span text:style-name="Source_20_Text"><text:span text:style-name="T29"> access</text:span></text:span></text:h>
      <text:p text:style-name="Text_20_body"><text:span text:style-name="Source_20_Text"><text:span text:style-name="T21">Different OOP languages disagree about whether different instances of the same class may access each others’ private members. While languages like Java, C#, C++, Swift, and PHP allow this, Ruby does not.</text:span></text:span></text:p>
      <text:p text:style-name="Text_20_body"><text:span text:style-name="Source_20_Text"><text:span text:style-name="T21">TypeScript does allow cross-instance private access:</text:span></text:span></text:p>
      <text:p text:style-name="P3"><text:soft-page-break/><text:span text:style-name="Source_20_Text"><text:span text:style-name="T56">class A {</text:span></text:span></text:p>
      <text:p text:style-name="P3"><text:span text:style-name="Source_20_Text"><text:span text:style-name="T56"><text:s text:c="2"/>private x = 10;</text:span></text:span></text:p>
      <text:p text:style-name="P3"><text:span text:style-name="Source_20_Text"><text:span text:style-name="T56"> </text:span></text:span></text:p>
      <text:p text:style-name="P3"><text:span text:style-name="Source_20_Text"><text:span text:style-name="T56"><text:s text:c="2"/>public sameAs(other: A) {</text:span></text:span></text:p>
      <text:p text:style-name="P3"><text:span text:style-name="Source_20_Text"><text:span text:style-name="T56"><text:s text:c="4"/>// No error</text:span></text:span></text:p>
      <text:p text:style-name="P3"><text:span text:style-name="Source_20_Text"><text:span text:style-name="T56"><text:s text:c="4"/>return other.x === this.x;</text:span></text:span></text:p>
      <text:p text:style-name="P3"><text:span text:style-name="Source_20_Text"><text:span text:style-name="T56"><text:s text:c="2"/>}</text:span></text:span></text:p>
      <text:p text:style-name="P4"><text:span text:style-name="Source_20_Text"><text:span text:style-name="T56">}</text:span></text:span></text:p>
      <text:h text:style-name="P1" text:outline-level="2"><text:span text:style-name="Source_20_Text"><text:span text:style-name="T31">7</text:span></text:span><text:span text:style-name="Source_20_Text"><text:span text:style-name="T30">) </text:span></text:span><text:span text:style-name="Source_20_Text"><text:span text:style-name="T26">Static Members</text:span></text:span></text:h>
      <text:p text:style-name="P18"><text:span text:style-name="Source_20_Text"><text:span text:style-name="T21">Classes may have static members. These members aren’t associated with a particular instance of the class. They can be accessed through the class constructor object itself.</text:span></text:span></text:p>
      <text:p text:style-name="P18"><text:span text:style-name="Source_20_Text"><text:span text:style-name="T21">Static members can also use the same public, protected, and private visibility modifiers. Static members are also inherited.</text:span></text:span></text:p>
      <text:p text:style-name="P18"><text:span text:style-name="Source_20_Text"><text:span text:style-name="T21"/></text:span></text:p>
      <text:p text:style-name="P19"><text:span text:style-name="Source_20_Text"><text:span text:style-name="T31">8</text:span></text:span><text:span text:style-name="Source_20_Text"><text:span text:style-name="T26">) Special Static Names</text:span></text:span></text:p>
      <text:p text:style-name="P19"><text:span text:style-name="Source_20_Text"><text:span text:style-name="T21">It’s generally not safe/possible to overwrite properties from the Function prototype. Because classes are themselves functions that can be invoked with new, certain static names can’t be used. Function properties like name, length, and call aren’t valid to define as static members:</text:span></text:span></text:p>
      <text:p text:style-name="P3"><text:span text:style-name="Source_20_Text"><text:span text:style-name="T57">class S {</text:span></text:span></text:p>
      <text:p text:style-name="P3"><text:span text:style-name="Source_20_Text"><text:span text:style-name="T57"><text:s text:c="2"/>static name = "S!";</text:span></text:span></text:p>
      <text:p text:style-name="P4"><text:span text:style-name="Source_20_Text"><text:span text:style-name="T35">//Static property 'name' conflicts with built-in property 'Function.name' of constructor function 'S'.<text:line-break/>}</text:span></text:span></text:p>
      <text:p text:style-name="P5"><text:span text:style-name="Source_20_Text"><text:span text:style-name="T43">9</text:span></text:span><text:span text:style-name="Source_20_Text"><text:span text:style-name="T41">) </text:span></text:span><text:bookmark text:name="why-no-static-classes"/><text:span text:style-name="Source_20_Text"><text:span text:style-name="T41">Why No Static Classes?</text:span></text:span></text:p>
      <text:p text:style-name="P8"><text:bookmark text:name="why-no-static-classes1"/><text:span text:style-name="Source_20_Text"><text:span text:style-name="T35">TypeScript (and JavaScript) don’t have a construct called static class. Those constructs only exist because those languages </text:span></text:span><text:span text:style-name="Source_20_Text"><text:span text:style-name="T36">(like C#)</text:span></text:span><text:span text:style-name="Source_20_Text"><text:span text:style-name="T35"> force all data and functions to be inside a class; because that restriction doesn’t exist in TypeScript, there’s no need for them. A class with only a single instance is typically just represented as a normal object in JavaScript/TypeScript.</text:span></text:span></text:p>
      <text:p text:style-name="Text_20_body"><text:span text:style-name="Source_20_Text"><text:span text:style-name="T35">For example, we don’t need a “static class” syntax in TypeScript because a regular object (or even top-level function) will do the job just as well.</text:span></text:span></text:p>
      <text:p text:style-name="P6"><text:span text:style-name="Source_20_Text"><text:span text:style-name="T42">10) </text:span></text:span><text:bookmark text:name="generic-classes"/><text:span text:style-name="Source_20_Text"><text:span text:style-name="T42">Generic Classes:</text:span></text:span><text:span text:style-name="Source_20_Text"><text:span text:style-name="T41"> </text:span></text:span><text:span text:style-name="Source_20_Text"><text:span text:style-name="T35">Classes, much like interfaces, can be generic. When a generic class is instantiated with new, its type parameters are inferred the same way as in a function call.</text:span></text:span></text:p>
      <text:p text:style-name="P7"><text:span text:style-name="Source_20_Text"><text:span text:style-name="T37">Syntax</text:span></text:span></text:p>
      <text:p text:style-name="P7"><text:span text:style-name="Source_20_Text"><text:span text:style-name="T35">class name&lt;Type&gt; {</text:span></text:span></text:p>
      <text:p text:style-name="P3"><text:span text:style-name="Source_20_Text"><text:span text:style-name="T35"><text:s text:c="2"/>contents: Type;</text:span></text:span></text:p>
      <text:p text:style-name="P3"><text:span text:style-name="Source_20_Text"><text:span text:style-name="T35"><text:s text:c="2"/>constructor(value: Type) {</text:span></text:span></text:p>
      <text:p text:style-name="P3"><text:span text:style-name="Source_20_Text"><text:span text:style-name="T35"><text:s text:c="4"/>this.contents = value;</text:span></text:span></text:p>
      <text:p text:style-name="P3"><text:span text:style-name="Source_20_Text"><text:span text:style-name="T35"><text:s text:c="2"/>}</text:span></text:span></text:p>
      <text:p text:style-name="P4"><text:span text:style-name="Source_20_Text"><text:span text:style-name="T35">}<text:line-break/></text:span></text:span><text:span text:style-name="Source_20_Text"><text:span text:style-name="T49"> </text:span></text:span></text:p>
      <text:p text:style-name="P3"><text:soft-page-break/><text:span text:style-name="Source_20_Text"><text:span text:style-name="T35">const b = </text:span></text:span><text:span text:style-name="Source_20_Text"><text:span text:style-name="T44">new </text:span></text:span><text:span text:style-name="Source_20_Text"><text:span text:style-name="T35">Box("hello!");</text:span></text:span></text:p>
      <text:p text:style-name="P3"><text:span text:style-name="Source_20_Text"><text:span text:style-name="T35"><text:s text:c="5"/></text:span></text:span></text:p>
      <text:p text:style-name="P4"><text:span text:style-name="Source_20_Text"><text:span text:style-name="T35">const b: Box&lt;string&gt;</text:span></text:span></text:p>
      <text:p text:style-name="P4"><text:span text:style-name="Source_20_Text"><text:span text:style-name="T35"/></text:span></text:p>
      <text:h text:style-name="P13" text:outline-level="3"><text:span text:style-name="Source_20_Text"><text:span text:style-name="T42">11) Type Parameters in Static Members: </text:span></text:span><text:span text:style-name="Source_20_Text"><text:span text:style-name="T41"><text:line-break/></text:span></text:span><text:span text:style-name="Source_20_Text"><text:span text:style-name="T35">Static members cannot reference class type parameters.</text:span></text:span></text:h>
      <text:p text:style-name="P9"><text:span text:style-name="Source_20_Text"><text:span text:style-name="T42">12) this at Runtime in Classes:</text:span></text:span><text:span text:style-name="Source_20_Text"><text:span text:style-name="T35"> It’s important to remember that TypeScript doesn’t change the runtime behavior of JavaScript, by default, the value of this inside a function depends on how the function was called. If function is called through the obj reference, its value of this will be obj rather than the class instance.</text:span></text:span></text:p>
      <text:p text:style-name="P10"><text:span text:style-name="Source_20_Text"><text:span text:style-name="T42">1</text:span></text:span><text:span text:style-name="Source_20_Text"><text:span text:style-name="T43">3</text:span></text:span><text:span text:style-name="Source_20_Text"><text:span text:style-name="T42">) Arrow Functions:</text:span></text:span><text:span text:style-name="Source_20_Text"><text:span text:style-name="T35"> If you have a function that will often be called in a way that loses its this context, it can make sense to use an arrow function property instead of a method definition.<text:line-break/>This has some trade-offs:</text:span></text:span></text:p>
      <text:list xml:id="list2523505504" text:style-name="L1">
        <text:list-item>
          <text:p text:style-name="P25"><text:span text:style-name="Source_20_Text"><text:span text:style-name="T35">The this value is guaranteed to be correct at runtime, even for code not checked with TypeScript </text:span></text:span></text:p>
        </text:list-item>
        <text:list-item>
          <text:p text:style-name="P25"><text:span text:style-name="Source_20_Text"><text:span text:style-name="T35">This will use more memory, because each class instance will have its own copy of each function defined this way </text:span></text:span></text:p>
        </text:list-item>
        <text:list-item>
          <text:p text:style-name="P22"><text:span text:style-name="Source_20_Text"><text:span text:style-name="T35">You can’t use super.getName in a derived class, because there’s no entry in the prototype chain to fetch the base class method from </text:span></text:span></text:p>
        </text:list-item>
      </text:list>
      <text:p text:style-name="P10"><text:span text:style-name="Source_20_Text"><text:span text:style-name="T43">14) </text:span></text:span><text:bookmark text:name="this-parameters"/><text:span text:style-name="Source_20_Text"><text:span text:style-name="T43">this parameters:</text:span></text:span><text:span text:style-name="Source_20_Text"><text:span text:style-name="T35"> special meaning in TypeScript. These parameters are erased during compilation. TypeScript checks that calling a function with a this parameter is done so with a correct context. Instead of using an arrow function, we can add a this parameter to method definitions to statically enforce that the method is called correctly.</text:span></text:span></text:p>
      <text:p text:style-name="P10"><text:span text:style-name="Source_20_Text"><text:span text:style-name="T35">This method makes the opposite trade-offs of the arrow function approach:</text:span></text:span></text:p>
      <text:list xml:id="list4167165964" text:style-name="L2">
        <text:list-item>
          <text:p text:style-name="P26"><text:span text:style-name="Source_20_Text"><text:span text:style-name="T35">JavaScript callers might still use the class method incorrectly without realizing it </text:span></text:span></text:p>
        </text:list-item>
        <text:list-item>
          <text:p text:style-name="P26"><text:span text:style-name="Source_20_Text"><text:span text:style-name="T35">Only one function per class definition gets allocated, rather than one per class instance </text:span></text:span></text:p>
        </text:list-item>
        <text:list-item>
          <text:p text:style-name="P23"><text:span text:style-name="Source_20_Text"><text:span text:style-name="T35">Base method definitions can still be called via super. </text:span></text:span></text:p>
        </text:list-item>
      </text:list>
      <text:p text:style-name="P11"><text:span text:style-name="Source_20_Text"><text:span text:style-name="T43">15) </text:span></text:span><text:bookmark text:name="this-types"/><text:span text:style-name="Source_20_Text"><text:span text:style-name="T43">this Types:</text:span></text:span><text:span text:style-name="Source_20_Text"><text:span text:style-name="T42"> </text:span></text:span><text:span text:style-name="Source_20_Text"><text:span text:style-name="T35">In classes, a special type called this refers dynamically to the type of the current class. TypeScript inferred the return type to be this, rather than class type.</text:span></text:span></text:p>
      <text:p text:style-name="P12"><text:span text:style-name="Source_20_Text"><text:span text:style-name="T43">16)</text:span></text:span><text:bookmark text:name="this-based-type-guards"/><text:span text:style-name="Source_20_Text"><text:span text:style-name="T43"> this-based type guards:</text:span></text:span><text:span text:style-name="Source_20_Text"><text:span text:style-name="T42"> </text:span></text:span><text:span text:style-name="Source_20_Text"><text:span text:style-name="T35">You can use this is Type in the return position for methods in classes and interfaces. When mixed with a type narrowing (e.g. if statements) the type of the target object would be narrowed to the specified Type. A common use-case for a this-based type guard is to allow for lazy validation of a particular field.</text:span></text:span></text:p>
      <text:p text:style-name="P12"><text:span text:style-name="Source_20_Text"><text:span text:style-name="T43">17) </text:span></text:span><text:bookmark text:name="parameter-properties"/><text:span text:style-name="Source_20_Text"><text:span text:style-name="T43">Parameter Properties:</text:span></text:span><text:span text:style-name="Source_20_Text"><text:span text:style-name="T42"> </text:span></text:span><text:span text:style-name="Source_20_Text"><text:span text:style-name="T35">TypeScript offers special syntax for turning a constructor parameter into a class property with the same name and value. <text:line-break/>These are called </text:span></text:span><text:span text:style-name="Source_20_Text"><text:span text:style-name="T46">parameter properties</text:span></text:span><text:span text:style-name="Source_20_Text"><text:span text:style-name="T35"> and are created by prefixing a constructor argument with one of the visibility modifiers public, private, protected, or readonly. </text:span></text:span></text:p>
      <text:p text:style-name="P14"><text:soft-page-break/><text:span text:style-name="Source_20_Text"><text:span text:style-name="T47">Reference </text:span></text:span><text:a xlink:type="simple" xlink:href="https://www.typescriptlang.org/docs/handbook/2/classes.html" text:style-name="Internet_20_link" text:visited-style-name="Visited_20_Internet_20_Link"><text:span text:style-name="Source_20_Text">https://www.typescriptlang.org/docs/handbook/2/classes.html</text:span></text:a><text:span text:style-name="Source_20_Text"><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14:31:26.086808810</meta:creation-date>
    <dc:date>2022-04-04T09:23:28.581007323</dc:date>
    <meta:editing-duration>PT2H12M21S</meta:editing-duration>
    <meta:editing-cycles>11</meta:editing-cycles>
    <meta:generator>LibreOffice/6.4.7.2$Linux_X86_64 LibreOffice_project/40$Build-2</meta:generator>
    <meta:document-statistic meta:table-count="0" meta:image-count="0" meta:object-count="0" meta:page-count="4" meta:paragraph-count="62" meta:word-count="1088" meta:character-count="6746" meta:non-whitespace-character-count="5675"/>
  </office:meta>
</office:document-meta>
</file>